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T ( C )</text:p>
          </table:table-cell>
          <table:table-cell table:style-name="ce2" office:value-type="string" calcext:value-type="string">
            <text:p>T (K)</text:p>
          </table:table-cell>
          <table:table-cell table:style-name="ce2" office:value-type="string" calcext:value-type="string">
            <text:p>R (Ohms)</text:p>
          </table:table-cell>
          <table:table-cell table:style-name="ce2" office:value-type="string" calcext:value-type="string">
            <text:p>B (K)</text:p>
          </table:table-cell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+273.15" office:value-type="float" office:value="273.15" calcext:value-type="float">
            <text:p>273,15</text:p>
          </table:table-cell>
          <table:table-cell table:style-name="ce3" office:value-type="float" office:value="31570" calcext:value-type="float">
            <text:p>31570</text:p>
          </table:table-cell>
          <table:table-cell table:style-name="ce3" table:formula="of:=LN([.C2]/[.C3])/(1/[.B2]-1/[.B3])" office:value-type="float" office:value="3747.96017639995" calcext:value-type="float">
            <text:p>3747,96017639995</text:p>
          </table:table-cell>
          <table:table-cell table:style-name="ce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3]+273.15" office:value-type="float" office:value="293.15" calcext:value-type="float">
            <text:p>293,15</text:p>
          </table:table-cell>
          <table:table-cell table:style-name="ce3" office:value-type="float" office:value="12380" calcext:value-type="float">
            <text:p>12380</text:p>
          </table:table-cell>
          <table:table-cell table:style-name="ce3" table:formula="of:=LN([.C3]/[.C4])/(1/[.B3]-1/[.B4])" office:value-type="float" office:value="4153.69034491052" calcext:value-type="float">
            <text:p>4153,69034491052</text:p>
          </table:table-cell>
          <table:table-cell table:style-name="ce6"/>
        </table:table-row>
        <table:table-row table:style-name="ro1">
          <table:table-cell office:value-type="float" office:value="82.1" calcext:value-type="float">
            <text:p>82,1</text:p>
          </table:table-cell>
          <table:table-cell table:formula="of:=[.A4]+273.15" office:value-type="float" office:value="355.25" calcext:value-type="float">
            <text:p>355,25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table:formula="of:=LN([.C4]/[.C2])/(1/[.B4]-1/[.B2])" office:value-type="float" office:value="4033.91475238639" calcext:value-type="float">
            <text:p>4033,91475238639</text:p>
          </table:table-cell>
          <table:table-cell table:style-name="ce6"/>
        </table:table-row>
        <table:table-row table:style-name="ro1">
          <table:table-cell table:number-columns-repeated="2"/>
          <table:table-cell table:style-name="ce2" office:value-type="string" calcext:value-type="string">
            <text:p>Média</text:p>
          </table:table-cell>
          <table:table-cell table:style-name="ce3" table:formula="of:=AVERAGE([.D2:.D4])" office:value-type="float" office:value="3978.52175789895" calcext:value-type="float">
            <text:p>3978,52175789895</text:p>
          </table:table-cell>
          <table:table-cell table:style-name="ce6"/>
        </table:table-row>
        <table:table-row table:style-name="ro1" table:number-rows-repeated="3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T ( C )</text:p>
          </table:table-cell>
          <table:table-cell table:style-name="ce5" office:value-type="string" calcext:value-type="string">
            <text:p>Erro ( C )</text:p>
          </table:table-cell>
          <table:table-cell table:number-columns-repeated="3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,65</text:p>
          </table:table-cell>
          <table:table-cell table:number-columns-repeated="3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0,52</text:p>
          </table:table-cell>
          <table:table-cell table:number-columns-repeated="3"/>
        </table:table-row>
        <table:table-row table:style-name="ro1">
          <table:table-cell table:style-name="ce5" office:value-type="float" office:value="82.1" calcext:value-type="float">
            <text:p>82,1</text:p>
          </table:table-cell>
          <table:table-cell table:style-name="ce5" office:value-type="string" calcext:value-type="string">
            <text:p>-5,4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 style:data-style-name="N2" text:time-value="22:22:20.687800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09:18:18.332000000</meta:creation-date>
    <dc:date>2019-02-05T22:28:26.055729476</dc:date>
    <meta:editing-duration>PT2H19M21S</meta:editing-duration>
    <meta:editing-cycles>3</meta:editing-cycles>
    <meta:generator>LibreOffice/6.0.7.3$Linux_X86_64 LibreOffice_project/00m0$Build-3</meta:generator>
    <meta:document-statistic meta:table-count="1" meta:cell-count="26" meta:object-count="0"/>
  </office:meta>
</office:document-meta>
</file>